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3d96" officeooo:paragraph-rsid="001f3d96"/>
    </style:style>
    <style:style style:name="P2" style:family="paragraph" style:parent-style-name="Standard">
      <style:paragraph-properties fo:text-align="start" style:justify-single-word="false"/>
      <style:text-properties officeooo:rsid="001f3d96" officeooo:paragraph-rsid="00207597"/>
    </style:style>
    <style:style style:name="P3" style:family="paragraph" style:parent-style-name="Standard">
      <style:paragraph-properties fo:text-align="center" style:justify-single-word="false"/>
      <style:text-properties officeooo:rsid="001f3d96" officeooo:paragraph-rsid="001f3d96"/>
    </style:style>
    <style:style style:name="P4" style:family="paragraph" style:parent-style-name="Standard">
      <style:paragraph-properties fo:text-align="center" style:justify-single-word="false"/>
      <style:text-properties officeooo:rsid="001f3d96" officeooo:paragraph-rsid="00207597"/>
    </style:style>
    <style:style style:name="P5" style:family="paragraph" style:parent-style-name="Standard">
      <style:paragraph-properties fo:text-align="start" style:justify-single-word="false"/>
      <style:text-properties officeooo:paragraph-rsid="001f3d96"/>
    </style:style>
    <style:style style:name="P6" style:family="paragraph" style:parent-style-name="Standard">
      <style:paragraph-properties fo:text-align="start" style:justify-single-word="false"/>
      <style:text-properties officeooo:paragraph-rsid="00207597"/>
    </style:style>
    <style:style style:name="P7" style:family="paragraph" style:parent-style-name="Standard">
      <style:paragraph-properties fo:text-align="center" style:justify-single-word="false"/>
      <style:text-properties officeooo:rsid="00207597" officeooo:paragraph-rsid="00207597"/>
    </style:style>
    <style:style style:name="P8" style:family="paragraph" style:parent-style-name="Standard">
      <style:paragraph-properties fo:text-align="end" style:justify-single-word="false"/>
      <style:text-properties officeooo:rsid="00207597" officeooo:paragraph-rsid="00207597"/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10" style:family="paragraph" style:parent-style-name="Heading_20_1">
      <style:paragraph-properties fo:text-align="end" style:justify-single-word="false"/>
      <style:text-properties fo:font-size="10pt" officeooo:rsid="001f3d96" officeooo:paragraph-rsid="001f3d96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9pt" fo:font-style="italic" officeooo:rsid="00207597" officeooo:paragraph-rsid="00207597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9pt" fo:font-style="italic" officeooo:rsid="00207597" officeooo:paragraph-rsid="00207597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officeooo:rsid="00238f46" officeooo:paragraph-rsid="00238f46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1ad3c"/>
    </style:style>
    <style:style style:name="T3" style:family="text">
      <style:text-properties officeooo:rsid="0022b2c8"/>
    </style:style>
    <style:style style:name="T4" style:family="text">
      <style:text-properties officeooo:rsid="00238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beginning of the end</text:p>
      <text:h text:style-name="P10" text:outline-level="1">“Physics isn't the most important thing. Love is.” </text:h>
      <text:p text:style-name="P9"><text:span text:style-name="T1">― </text:span><text:a xlink:type="simple" xlink:href="https://www.goodreads.com/author/show/1429989.Richard_Feynman" text:style-name="Internet_20_link" text:visited-style-name="Visited_20_Internet_20_Link"><text:span text:style-name="T1">Richard Feynman</text:span></text:a><text:span text:style-name="T1"> </text:span></text:p>
      <text:p text:style-name="P1"/>
      <text:p text:style-name="P1">I strongly believe that everyone who loves what he does, it’s like he’s never been working. </text:p>
      <text:p text:style-name="P2">What’s written in these few pages is the result of long days and short nights spent in what I like most. </text:p>
      <text:p text:style-name="P6"/>
      <text:p text:style-name="P2">During the last months I’ve been taught from statistical and quantum mechanics to quantum field theory. I spent entire days trying to compile a single script in Python a<text:span text:style-name="T4">n</text:span>d not all days were worth remembering. I finished <text:span text:style-name="T4">by</text:span> pra<text:span text:style-name="T4">ying</text:span> for endind that agony as soon as possible. But I’ve still a good memory of those days because in the most obscure days I had the opportunity of meeting people that will always <text:span text:style-name="T4">play</text:span> an incommensurable <text:span text:style-name="T4">role</text:span> in my life. They got stuck with me and encouraged me <text:span text:style-name="T2">even </text:span>when <text:span text:style-name="T3">there were no time to waste or the sun was gone down by long time</text:span>. So that’s my way to apologize and say to all of them</text:p>
      <text:p text:style-name="P5"/>
      <text:p text:style-name="P7"><text:span text:style-name="T4">T</text:span>hanks.</text:p>
      <text:p text:style-name="P7">Sincerely.</text:p>
      <text:p text:style-name="P4"><text:s text:c="2"/><text:tab/><text:tab/><text:tab/></text:p>
      <text:p text:style-name="P1"/>
      <text:p text:style-name="P1"/>
      <text:p text:style-name="P8">EP</text:p>
      <text:p text:style-name="P11">ceterum censeo festascienze esse facendam</text:p>
      <text:p text:style-name="P12"/>
      <text:p text:style-name="P12"/>
      <text:p text:style-name="P12"/>
      <text:p text:style-name="P12"/>
      <text:p text:style-name="P12"/>
      <text:p text:style-name="P13">Physics let me know the future. Now let me tell you what I’ve se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05:39.595560105</meta:creation-date>
    <dc:date>2017-09-15T18:16:44.462281483</dc:date>
    <meta:editing-duration>PT11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91" meta:character-count="1041" meta:non-whitespace-character-count="851"/>
  </office:meta>
</office:document-meta>
</file>